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VUV2, bottom, RT, <text:s/>Ratio 3 filters, 4 filter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filters 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4610" calcext:value-type="float">
            <text:p>4610</text:p>
          </table:table-cell>
          <table:table-cell table:formula="of:=-LN([.A3]/[.B3])" office:value-type="float" office:value="0.718186924977113" calcext:value-type="float">
            <text:p>0.718186925</text:p>
          </table:table-cell>
          <table:table-cell office:value-type="float" office:value="4" calcext:value-type="float">
            <text:p>4</text:p>
          </table:table-cell>
          <table:table-cell table:formula="of:=[.C3]/[.C4]" office:value-type="float" office:value="0.187033987078616" calcext:value-type="float">
            <text:p>0.187033987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745" calcext:value-type="float">
            <text:p>4745</text:p>
          </table:table-cell>
          <table:table-cell table:formula="of:=-LN([.A4]/[.B4])" office:value-type="float" office:value="3.83987389775976" calcext:value-type="float">
            <text:p>3.8398738978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8T11:42:36.766963989</meta:creation-date>
    <dc:date>2015-08-18T12:35:30.246336351</dc:date>
    <meta:editing-duration>PT37M43S</meta:editing-duration>
    <meta:editing-cycles>1</meta:editing-cycles>
    <meta:document-statistic meta:table-count="1" meta:cell-count="15" meta:object-count="0"/>
    <meta:generator>LibreOffice/4.2.8.2$Linux_X86_64 LibreOffice_project/420m0$Build-2</meta:generator>
  </office:meta>
</office:document-meta>
</file>